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3564257B617E83CE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NSimSun1" svg:font-family="N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margin-left="0cm" fo:margin-right="0cm" fo:margin-top="0.198cm" fo:margin-bottom="0cm" style:contextual-spacing="false" style:line-height-at-least="0.353cm" fo:text-align="start" style:justify-single-word="false" fo:text-indent="0cm" style:auto-text-indent="false" style:writing-mode="lr-tb"/>
      <style:text-properties fo:font-variant="normal" fo:text-transform="none" style:use-window-font-color="true" loext:opacity="0%" style:font-name="Industry-Light" fo:font-size="12pt" fo:letter-spacing="normal" fo:font-style="normal" fo:font-weight="normal" officeooo:rsid="0012eb8e" officeooo:paragraph-rsid="001909f1" fo:background-color="transparent" style:font-size-asian="12pt" style:font-weight-asian="normal"/>
    </style:style>
    <style:style style:name="P2" style:family="paragraph" style:parent-style-name="Text_20_body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09f1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3" style:family="paragraph" style:parent-style-name="Text_20_body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b279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4" style:family="paragraph" style:parent-style-name="Text_20_body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abdc3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5" style:family="paragraph" style:parent-style-name="Text_20_body" style:list-style-name="L1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09f1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6" style:family="paragraph" style:parent-style-name="Text_20_body" style:list-style-name="L2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b279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7" style:family="paragraph" style:parent-style-name="Text_20_body" style:list-style-name="L3">
      <style:paragraph-properties fo:text-align="start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b279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8" style:family="paragraph" style:parent-style-name="Text_20_body" style:list-style-name="L5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abdc3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9" style:family="paragraph" style:parent-style-name="Text_20_body" style:list-style-name="L6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abdc3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10" style:family="paragraph" style:parent-style-name="Text_20_body" style:list-style-name="L7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abdc3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11" style:family="paragraph" style:parent-style-name="Text_20_body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etter-spacing="normal" fo:font-style="normal" fo:text-shadow="none" style:text-underline-style="none" fo:font-weight="normal" officeooo:rsid="0012eb8e" officeooo:paragraph-rsid="001abdc3" style:letter-kerning="true" fo:background-color="transparent" style:font-name-asian="Tahoma1" style:font-size-asian="18pt" style:font-style-asian="normal" style:font-weight-asian="normal" style:font-name-complex="Liberation Sans1" style:font-size-complex="18pt" style:text-emphasize="none"/>
    </style:style>
    <style:style style:name="P12" style:family="paragraph" style:parent-style-name="Text_20_body" style:list-style-name="L4" style:master-page-name="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0.7cm" style:auto-text-indent="false" style:page-number="auto" fo:background-color="transparent"/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b279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13" style:family="paragraph" style:parent-style-name="Text_20_body" style:list-style-name="L4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0.7cm" style:auto-text-indent="false" fo:background-color="transparent"/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b279" style:letter-kerning="true" fo:background-color="transparent" style:font-name-asian="Tahoma1" style:font-size-asian="12pt" style:font-style-asian="normal" style:font-weight-asian="normal" style:font-name-complex="Liberation Sans1" style:font-size-complex="12pt" style:text-emphasize="none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cccccc"/>
      <style:paragraph-properties style:writing-mode="lr-tb"/>
      <style:text-properties fo:color="#000000" loext:opacity="100%" style:font-name="Industry-Light" fo:font-size="12pt" style:font-name-asian="Tahoma" style:font-name-complex="Industry-Light"/>
    </style:style>
    <style:style style:name="T1" style:family="text">
      <style:text-properties officeooo:rsid="001909f1"/>
    </style:style>
    <style:style style:name="T2" style:family="text">
      <style:text-properties officeooo:rsid="0019b279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font-name="Industry-Light" fo:font-size="12pt" style:font-name-asian="Tahoma" style:font-name-complex="Industry-Light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cccccc" fo:min-height="3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line text:anchor-type="paragraph" draw:z-index="1" draw:name="Forma2" draw:style-name="gr1" draw:text-style-name="P14" svg:x1="-0.136cm" svg:y1="-0.786cm" svg:x2="17.073cm" svg:y2="-0.85cm"><text:p/></draw:line>Introducción</text:p>
      <text:p text:style-name="P1"/>
      <text:p text:style-name="P2"><text:tab/>Google creador de Android establece las siguientes funciones para el desarrollo seguro en dispositivos móviles:</text:p>
      <text:list xml:id="list2853836363" text:style-name="L1">
        <text:list-item>
          <text:p text:style-name="P5">Firma de aplicaciones.</text:p>
        </text:list-item>
        <text:list-item>
          <text:p text:style-name="P5"><text:span text:style-name="T1">E</text:span>stablecer zona de pruebas.</text:p>
        </text:list-item>
        <text:list-item>
          <text:p text:style-name="P5">Autenticación.</text:p>
        </text:list-item>
        <text:list-item>
          <text:p text:style-name="P5">Biometría.</text:p>
        </text:list-item>
        <text:list-item>
          <text:p text:style-name="P5">Cifrado.Almacenamiento de claves.</text:p>
        </text:list-item>
        <text:list-item>
          <text:p text:style-name="P5">Entorno confiable de ejecución.</text:p>
        </text:list-item>
        <text:list-item>
          <text:p text:style-name="P5">Arranque verificado.</text:p>
          <text:p text:style-name="P5"/>
        </text:list-item>
      </text:list>
      <text:p text:style-name="P3"><text:tab/>Los permisos se definen a nivel de recurso, el sistema administra una lista de permisos asociada a cada recurso a gestionar con las aplicaciones que lo pueden usar, estos se dividen en:</text:p>
      <text:list xml:id="list2200759649" text:style-name="L2">
        <text:list-item>
          <text:p text:style-name="P6"><text:s text:c="3"/>Datos restringidos, como la lista de contactos del usuario.</text:p>
        </text:list-item>
      </text:list>
      <text:list xml:id="list2173230165" text:style-name="L3">
        <text:list-item>
          <text:p text:style-name="P7"><text:tab/>Acciones restringidas, como hacer una fotografía desde la cámara.<text:line-break/><text:line-break/>Listado de permisos de Android: <text:tab/><text:tab/>https://developer.android.com/reference/android/Manifest.permission?hl=es-419<text:line-break/><text:line-break/>Se establecen diferentes tipos de permisos en función de las necesidades:</text:p>
        </text:list-item>
      </text:list>
      <text:list xml:id="list872181340" text:style-name="L4">
        <text:list-item>
          <text:p text:style-name="P12">Permisos en la instalación</text:p>
        </text:list-item>
        <text:list-item>
          <text:p text:style-name="P13">Permisos en tiempo de ejecución</text:p>
        </text:list-item>
        <text:list-item>
          <text:p text:style-name="P13">Permisos especiales</text:p>
        </text:list-item>
      </text:list>
      <text:p text:style-name="P3"><text:tab/>Todos estos permisos se definen en el fichero **AndroidManifest.xml** que define las características y detalla la configuración de una aplicación para el sistema operativo Android.<text:line-break/></text:p>
      <text:p text:style-name="P3"><text:soft-page-break/></text:p>
      <text:p text:style-name="P3"><text:line-break/><text:span text:style-name="T2">E</text:span>jemplo:</text:p>
      <text:p text:style-name="P3"><draw:frame text:anchor-type="paragraph" draw:z-index="0" draw:name="Forma1" draw:style-name="gr2" draw:text-style-name="P15" svg:width="14.394cm" svg:height="3.479cm" svg:x="1.092cm" svg:y="0.014cm"><draw:text-box><text:p><text:span text:style-name="T4">&lt;manifest ... &gt;</text:span><text:span text:style-name="T4"><text:line-break/></text:span><text:span text:style-name="T4">….</text:span><text:span text:style-name="T4"><text:line-break/></text:span><text:span text:style-name="T4"> <text:s text:c="3"/>&lt;uses-permission android:name="android.permission.SEND_SMS"/&gt;</text:span><text:span text:style-name="T4"><text:line-break/></text:span><text:span text:style-name="T4"> <text:s text:c="3"/>...</text:span><text:span text:style-name="T4"><text:line-break/></text:span><text:span text:style-name="T4">&lt;/manifest&gt;</text:span><text:span text:style-name="T4"><text:line-break/></text:span><text:span text:style-name="T4"/></text:p></draw:text-box></draw:frame></text:p>
      <text:p text:style-name="P3"/>
      <text:p text:style-name="P3"/>
      <text:p text:style-name="P3"/>
      <text:p text:style-name="P3"/>
      <text:p text:style-name="P3"/>
      <text:p text:style-name="P3"><text:tab/>En el siguiente enlace se listan todas las etiquetas que permite el fichero: [https://developer.android.com/guide/topics/manifest/manifest-intro?hl=es-419#reference](https://developer.android.com/guide/topics/manifest/manifest-intro?hl=es-419#reference), los relacionados con los permisos son:</text:p>
      <text:p text:style-name="P3"/>
      <text:list xml:id="list2854703184" text:style-name="L5">
        <text:list-item>
          <text:p text:style-name="P8"><text:span text:style-name="T3">&lt;path-permission&gt; </text:span>Define la ruta y los permisos necesarios para un subconjunto específico de datos dentro de un proveedor de contenido.</text:p>
        </text:list-item>
        <text:list-item>
          <text:p text:style-name="P8"><text:span text:style-name="T3">&lt;permission&gt;</text:span> Declara un permiso de seguridad que puede utilizarse para limitar el acceso a componentes o funciones específicas de esta u otras aplicaciones.</text:p>
        </text:list-item>
        <text:list-item>
          <text:p text:style-name="P8"><text:span text:style-name="T3">&lt;permission-group&gt; </text:span>Declara un nombre para una agrupación lógica de permisos relacionados.</text:p>
        </text:list-item>
        <text:list-item>
          <text:p text:style-name="P8"><text:span text:style-name="T3">&lt;permission-tree&gt;</text:span> Declara el nombre base de un árbol de permisos.</text:p>
        </text:list-item>
        <text:list-item>
          <text:p text:style-name="P8"><text:span text:style-name="T3">&lt;uses-permission&gt; </text:span>Especifica un permiso de sistema que debe conceder el usuario para que la aplicación funcione correctamente.</text:p>
        </text:list-item>
        <text:list-item>
          <text:p text:style-name="P8"><text:span text:style-name="T3">&lt;uses-permission-sdk-23&gt; </text:span>Específica que una _app_ desea un permiso particular, pero solo si esta se ejecuta en un dispositivo que ejecuta Android 6.0 (nivel de API 23) o versiones pub.</text:p>
        </text:list-item>
      </text:list>
      <text:p text:style-name="P4"/>
      <text:p text:style-name="P4"><text:tab/>Un ejemplo del proyecto AppAuthforAndroid para el uso de OAth2.0 y OpenID Connect en aplicaciones móviles: [https://github.com/openid/AppAuth-Android](https://github.com/openid/AppAuth-Android)<text:line-break/><text:tab/><text:line-break/><text:soft-page-break/><text:tab/><text:line-break/></text:p>
      <text:p text:style-name="P4"/>
      <text:p text:style-name="P11">Solicitando permisos</text:p>
      <text:p text:style-name="P11"/>
      <text:list xml:id="list3677945665" text:style-name="L6">
        <text:list-item>
          <text:p text:style-name="P9">En primer lugar declarar en el archivo **Androidmanifest.xml** que recursos se desean utilizar.</text:p>
        </text:list-item>
      </text:list>
      <text:list xml:id="list409689379" text:style-name="L7">
        <text:list-item>
          <text:p text:style-name="P10">En el código se ha de comprobar si se tiene permiso o no para obtener la información o realizar la acción.<text:line-break/> <text:s text:c="3"/>- <text:s text:c="2"/>En caso afirmativo utilizarlo.<text:line-break/> <text:s text:c="3"/>- <text:s text:c="2"/>En caso negativo se puede solicitar permiso al usuario para que se permita la acción. Esta petición es asíncrona y es necesario indicar un punto de retorno con el resultado de la solicitud.</text:p>
        </text:list-item>
      </text:list>
      <text:p text:style-name="P4"><text:line-break/><text:tab/>Video explicativo sobre los permisos: https://www.youtube.com/watch?v=BbwIdy_fs2I&amp;t=297s<text:line-break/><text:tab/><text:line-break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 style:font-family-generic="swiss"/>
    <style:font-face style:name="NSimSun1" svg:font-family="N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2:30:49.694000000</meta:creation-date>
    <dc:date>2023-01-18T18:45:35.316000000</dc:date>
    <meta:editing-duration>PT21M10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3" meta:paragraph-count="30" meta:word-count="387" meta:character-count="2871" meta:non-whitespace-character-count="2496"/>
  </office:meta>
</office:document-meta>
</file>